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2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2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2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2pt solid #000000"/>
    </style:style>
    <style:style style:name="P1" style:family="paragraph" style:parent-style-name="Standard">
      <style:text-properties style:font-name="IPAexゴシック" style:text-underline-style="solid" style:text-underline-width="auto" style:text-underline-color="font-color" style:font-name-asian="IPAexゴシック"/>
    </style:style>
    <style:style style:name="P2" style:family="paragraph" style:parent-style-name="Table_20_Contents">
      <style:text-properties style:font-name="IPAexゴシック" style:font-name-asian="IPAexゴシック"/>
    </style:style>
    <style:style style:name="P3" style:family="paragraph" style:parent-style-name="Table_20_Contents">
      <style:text-properties style:font-name="IPAexゴシック" officeooo:paragraph-rsid="00177cea" style:font-name-asian="IPAexゴシック"/>
    </style:style>
    <style:style style:name="P4" style:family="paragraph" style:parent-style-name="Table_20_Contents">
      <style:text-properties style:font-name="IPAexゴシック" fo:font-size="9pt" style:font-name-asian="IPAexゴシック" style:font-size-asian="9pt" style:font-size-complex="9pt"/>
    </style:style>
    <style:style style:name="P5" style:family="paragraph" style:parent-style-name="Table_20_Contents">
      <style:text-properties style:font-name="IPAexゴシック" fo:font-size="9pt" officeooo:paragraph-rsid="00177cea" style:font-name-asian="IPAexゴシック" style:font-size-asian="9pt" style:font-size-complex="9pt"/>
    </style:style>
    <style:style style:name="P6" style:family="paragraph" style:parent-style-name="Standard">
      <style:text-properties style:font-name="IPAexゴシック" style:text-underline-style="none" officeooo:rsid="00177cea" style:font-name-asian="IPAexゴシック"/>
    </style:style>
    <style:style style:name="P7" style:family="paragraph" style:parent-style-name="Standard">
      <style:text-properties style:font-name="IPAexゴシック" style:text-underline-style="none" officeooo:rsid="00177cea" officeooo:paragraph-rsid="00177cea" style:font-name-asian="IPAexゴシック"/>
    </style:style>
    <style:style style:name="P8" style:family="paragraph" style:parent-style-name="Standard">
      <style:text-properties style:font-name="IPAexゴシック" fo:font-size="9pt" style:text-underline-style="none" officeooo:rsid="00177cea" officeooo:paragraph-rsid="00177cea" style:font-name-asian="IPAexゴシック" style:font-size-asian="9pt" style:font-size-complex="9pt"/>
    </style:style>
    <style:style style:name="P9" style:family="paragraph" style:parent-style-name="Table_20_Contents">
      <style:text-properties style:font-name="IPAexゴシック" style:font-name-asian="IPAexゴシック"/>
    </style:style>
    <style:style style:name="P10" style:family="paragraph" style:parent-style-name="Table_20_Contents">
      <style:text-properties style:font-name="IPAexゴシック" officeooo:paragraph-rsid="001fda23" style:font-name-asian="IPAexゴシック"/>
    </style:style>
    <style:style style:name="P11" style:family="paragraph" style:parent-style-name="Table_20_Contents">
      <style:text-properties style:font-name="IPAexゴシック" officeooo:paragraph-rsid="00177cea" style:font-name-asian="IPAexゴシック"/>
    </style:style>
    <style:style style:name="T1" style:family="text">
      <style:text-properties officeooo:rsid="00177cea"/>
    </style:style>
    <style:style style:name="T2" style:family="text">
      <style:text-properties style:text-underline-style="none" officeooo:rsid="00177cea"/>
    </style:style>
    <style:style style:name="T3" style:family="text">
      <style:text-properties officeooo:rsid="001c8648"/>
    </style:style>
    <style:style style:name="T4" style:family="text">
      <style:text-properties officeooo:rsid="001c8846"/>
    </style:style>
    <style:style style:name="T5" style:family="text">
      <style:text-properties officeooo:rsid="0022b4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2<text:span text:style-name="T1">8　　班</text:span><text:span text:style-name="T2">　<text:tab/><text:tab/><text:tab/>予備コンテスト時点での開発状況報告書</text:span></text:p>
      <text:p text:style-name="P6"/>
      <table:table table:name="表1" table:style-name="表1">
        <table:table-column table:style-name="表1.A"/>
        <table:table-row>
          <table:table-cell table:style-name="表1.A1" office:value-type="string">
            <text:p text:style-name="P4">目標・当初の予定</text:p>
            <text:p text:style-name="P2">　<text:span text:style-name="T4">3週目までにゲームの設計と、UIの作成を終了、5週目までにサーバーの設計を終了、</text:span>予備コンテストまでにゲームの基本的な機能を実装し、ネットワーク通信を用いて<text:span text:style-name="T3">3人でのプレイが可能にする予定であった。</text:span></text:p>
            <text:p text:style-name="P2">　分担としては、織田がネットワーク関連、矢野がシステム関連、山口が描画・アニメーション関連を主に担当する。</text:p>
            <text:p text:style-name="P2"/>
            <text:p text:style-name="P10"/>
            <text:p text:style-name="P2"/>
            <text:p text:style-name="P2"/>
            <text:p text:style-name="P2"/>
          </table:table-cell>
        </table:table-row>
      </table:table>
      <text:p text:style-name="P7"/>
      <text:p text:style-name="P7"/>
      <text:p text:style-name="P7"/>
      <table:table table:name="表2" table:style-name="表2">
        <table:table-column table:style-name="表2.A"/>
        <table:table-row>
          <table:table-cell table:style-name="表2.A1" office:value-type="string">
            <text:p text:style-name="P5">当初の予定からの変更点</text:p>
            <text:p text:style-name="P3">　当初の予定では、最初にゲームの設計と<text:span text:style-name="T4">UIを作成した後に、デバッグを最後にまとめて行う予定であった。しかし、描画とシステムの開発とサーバーの実装を並行して行い、それぞれの作業が一段落するごとに統合してデバッグすることを繰り返す作業サイクルになった。使用する関数・構造体は、企画書に書いていたよりも多くの関数・構造体を作成した。</text:span></text:p>
            <text:p text:style-name="P3"/>
            <text:p text:style-name="P3"/>
            <text:p text:style-name="P3"/>
            <text:p text:style-name="P3"/>
            <text:p text:style-name="P3"/>
          </table:table-cell>
        </table:table-row>
      </table:table>
      <text:p text:style-name="P7"/>
      <text:p text:style-name="P7"/>
      <text:p text:style-name="P7"/>
      <table:table table:name="表3" table:style-name="表3">
        <table:table-column table:style-name="表3.A"/>
        <table:table-row>
          <table:table-cell table:style-name="表3.A1" office:value-type="string">
            <text:p text:style-name="P5">達成項目</text:p>
            <text:p text:style-name="P3">　</text:p>
            <text:p text:style-name="P3">　　　進捗報告書見ながら書く</text:p>
            <text:p text:style-name="P3"/>
            <text:p text:style-name="P3"/>
            <text:p text:style-name="P3"/>
            <text:p text:style-name="P3"/>
            <text:p text:style-name="P3"/>
            <text:p text:style-name="P3"/>
            <text:p text:style-name="P3"/>
            <text:p text:style-name="P3"/>
          </table:table-cell>
        </table:table-row>
      </table:table>
      <text:p text:style-name="P7"/>
      <text:p text:style-name="P7"/>
      <text:p text:style-name="P7"/>
      <table:table table:name="表4" table:style-name="表4">
        <table:table-column table:style-name="表4.A"/>
        <table:table-row>
          <table:table-cell table:style-name="表4.A1" office:value-type="string">
            <text:p text:style-name="P5">今後の開発項目</text:p>
            <text:p text:style-name="P3">・<text:span text:style-name="T5">NPCの動きの改良</text:span></text:p>
            <text:p text:style-name="P3">・催涙スプレーの実装</text:p>
            <text:p text:style-name="P3">・敵への話しかけ<text:span text:style-name="T5">(注意を引く)</text:span>の実装</text:p>
            <text:p text:style-name="P3">・ゲーム性を活かせるステージの作成</text:p>
            <text:p text:style-name="P3">・追加したゲーム要素のネットワーク通信への対応</text:p>
            <text:p text:style-name="P3">・自作のゲーム素材の作成</text:p>
            <text:p text:style-name="P3">・サウンドエフェクトの追加</text:p>
            <text:p text:style-name="P3">・<text:span text:style-name="T5">NPC</text:span>の視界の実装</text:p>
            <text:p text:style-name="P3"/>
            <text:p text:style-name="P3"/>
          </table:table-cell>
        </table:table-row>
      </table:table>
      <text:p text:style-name="P7"/>
      <text:p text:style-name="P7"/>
      <text:p text:style-name="P8">・この報告書は予備コンテスト開始時までに作成し、予備コンテスト時に見せてください</text:p>
      <text:p text:style-name="P8">・予備コンテスト終了後に吉田まで提出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IPAexゴシック" svg:font-family="IPAex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2:56:57.951070004</meta:creation-date>
    <dc:date>2019-12-05T17:51:56.334113368</dc:date>
    <meta:editing-duration>PT1H57M28S</meta:editing-duration>
    <meta:editing-cycles>4</meta:editing-cycles>
    <meta:generator>LibreOffice/5.1.6.2$Linux_X86_64 LibreOffice_project/10m0$Build-2</meta:generator>
    <meta:document-statistic meta:table-count="4" meta:image-count="0" meta:object-count="0" meta:page-count="1" meta:paragraph-count="20" meta:word-count="543" meta:character-count="564" meta:non-whitespace-character-count="550"/>
  </office:meta>
</office:document-meta>
</file>